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 office:value-type="string">
            <text:p>Please, feel free to find some empty seats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 office:value-type="string">
            <text:p>Café Lady
“I can't tell you how grateful I am for your
help today. We were able to keep the
café open thanks to your help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 office:value-type="string">
            <text:p>Café Lady
“And I'm sorry for asking you to help out
so suddenly.”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ell... actually... I'm sorry for causing
you trouble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somethin' happen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ﾟДﾟ;) ...
(; ﾟ Дﾟ) ...</text:p>
          </table:table-cell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 office:value-type="string">
            <text:p>(There's no way I could admit that I...
that I mistook one cupful of water for one
whole bottle, and I drank so much that
I couldn't hold it in... ////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 office:value-type="string">
            <text:p>Choice #1</text:p>
          </table:table-cell>
          <table:table-cell table:style-name="ce0"/>
          <table:table-cell table:style-name="ce0" office:value-type="string">
            <text:p>Café Lady
“W-Well, nothing went particularly
wrong... did it, Kiryū-san?”</text:p>
          </table:table-cell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Hime for you. Always professional!</text:p>
          </table:table-cell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we'll be moving on now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 office:value-type="string">
            <text:p>Thank you for taking care of Kiryū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 office:value-type="string">
            <text:p>Café Lady
“No, no, I should be thanking you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Here's your pay for today. Please accept
it.”</text:p>
          </table:table-cell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rned 800 ren!</text:p>
          </table:table-cell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ay!!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es, well... thank you, too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I miss somethin'?</text:p>
          </table:table-cell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h, umm... not really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Café Lady
“Everything went swimmingly, didn't it,
Kiryū-san?”</text:p>
          </table:table-cell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Lady at entrance</text:p>
          </table:table-cell>
          <table:table-cell table:style-name="ce0" office:value-type="string">
            <text:p>Ah, thank you for your help earlier.</text:p>
          </table:table-cell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“Welcome to Café Rongu! Please, come in—!”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“May I recommend our Special Stew? It is
the customer favorite—!”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〜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〜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 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“Five guests today? Please follow me, I'll
find you some empty seats—!”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“Five Special Stews——!”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“Yup—!”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ordered stew, are you really going
to start talking about other dishe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〜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〜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〜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that was scrumptu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ouldn't have imagined a mere stew would
steal so many hearts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“...Ah! You must b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“I am one of the people you saved back on the
phantom ship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“I must extend my belated gratitude for your
help on that occasion. *bow*”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“Please, I simply must express my thanks, else
I won't be able to put my mind at ea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“Oh, I know. I shall be glad to take the bill
for your meal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〜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“For my saviors, it's absolutely no
troubl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“...?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“Erm, I'm sorry to change the subjec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“You must excuse me, but I can sense 
Spirit Energy emanating from your body...”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“Yes. Normally, such energy indicates
that you hold a special spiritual power. It
is impossible for humans to possess.”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“This is...”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t's not gonna turn back into a ghostie, is
i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“That is a Nymph Crystal, not a ghost.”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Nymph Crystal”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Ye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“In this world, there are creatures called
‘Spirit Nymphs’ that can use Spirit Energy
to affect one's body in various way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“They usually keep to themselves rather
than interfering with other forms of power
such as the physical world, bu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“Spirits Nymphs are particularly vulnerable to
Magic, so in response to the revival of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“Many of these nymphs solidified themselves
and took on the forms of these Nymph Crystals
in order to protect their own lives.”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“Most likely, it was affected by Magic and
went berserk before it could seal itself away
in the form of a Nymph Crystal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“It must have taken control of a ship that
sunk long ago and started indiscriminately
attacking any vessels that passed by.”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“I believe so.”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“I think it will be saf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“On the other hand, I don't know what would
happen if it were to be hit with Magic strong
enough to break its seal.”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“Those were my thoughts exactly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“In fact, I believe you could put them to
even greater u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“Please, take the crystal and follow me.”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“What I am about to explain to you is
called spirit 'possession'.”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“There are two benefits you can gain by
letting Spirit Nymphs possess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“First is the acquisition of ‘abiliti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“That is to say, you may gain such special
qualities as 【Double Critical Damage】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“The second is ‘stat bonus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“This means you can choose one of strength,
defense, finesse or agility to buff.”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“possession”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“To allow a spirit to possess you, you must
first release its se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“If you wish to unseal a spirit, you must
use one ‘Spirit Orb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“As it happens, I have a Spirit Orb right here.
We shall use this to unseal a spiri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“I'm sure you will be able to find many
Nymph Crystals from now on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“Please feel free to see me whenever you
wish to unseal Nymph Crystals or assign
nymphs to possess your party members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“It is no troubl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“Ah yes, I had almost forgotten. Please
accept this.”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“That is a ‘Holy Water Vial’. It is a special
container that will allow you to collect Holy
Water.”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“Normally, any Holy Water passed by nymphs
diffuses back into the atmosphere as Spirit
Energy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“That vial was specially manufactured to be
able to store Holy Water.”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〜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“Holy Water excreted by a nymph is a highly
precious substance, and a vital ingredient in
evil-warding and barrier-forming rituals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“If you find that one of your nymphs is no
longer able to hold its Holy Water in, please
have the spirit dispense it into that vi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“If you manage to fill that vial full of Holy
Water, please bring it back to m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“I shall be happy to exchange that Holy
Water for all manner of items that I'm sure
will be useful on your journey.”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allow yourselves to be possessed by Spirit
Nymph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Nymphs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Nymphs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“You are very welcome. I am honored to have
been of service. *bow*”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〜... we've filled our tummies, and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